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BiolinumTB" svg:font-family="LinBiolinumTB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23.94cm" table:align="margins"/>
    </style:style>
    <style:style style:name="Tabela1.A" style:family="table-column">
      <style:table-column-properties style:column-width="7.98cm" style:rel-column-width="21845*"/>
    </style:style>
    <style:style style:name="Tabela1.A1" style:family="table-cell">
      <style:table-cell-properties fo:padding="0.097cm" fo:border-left="0.5pt solid #000000" fo:border-right="none" fo:border-top="0.5pt solid #000000" fo:border-bottom="none"/>
    </style:style>
    <style:style style:name="Tabela1.C1" style:family="table-cell">
      <style:table-cell-properties fo:padding="0.097cm" fo:border-left="0.5pt solid #000000" fo:border-right="0.5pt solid #000000" fo:border-top="0.5pt solid #000000" fo:border-bottom="none"/>
    </style:style>
    <style:style style:name="Tabela1.A2" style:family="table-cell">
      <style:table-cell-properties fo:padding="0.097cm" fo:border-left="0.5pt solid #000000" fo:border-right="none" fo:border-top="none" fo:border-bottom="none"/>
    </style:style>
    <style:style style:name="Tabela1.C2" style:family="table-cell">
      <style:table-cell-properties fo:padding="0.097cm" fo:border-left="0.5pt solid #000000" fo:border-right="0.5pt solid #000000" fo:border-top="none" fo:border-bottom="none"/>
    </style:style>
    <style:style style:name="Tabela1.A5" style:family="table-cell">
      <style:table-cell-properties fo:padding="0.097cm" fo:border-left="0.5pt solid #000000" fo:border-right="none" fo:border-top="none" fo:border-bottom="0.5pt solid #000000"/>
    </style:style>
    <style:style style:name="Tabela1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language="pt" fo:country="BR"/>
    </style:style>
    <style:style style:name="P2" style:family="paragraph" style:parent-style-name="Table_20_Contents">
      <style:text-properties fo:language="pt" fo:country="BR" fo:font-weight="bold" officeooo:rsid="001e7092" officeooo:paragraph-rsid="001e7092" style:font-weight-asian="bold" style:font-weight-complex="bold"/>
    </style:style>
    <style:style style:name="P3" style:family="paragraph" style:parent-style-name="Table_20_Contents">
      <style:text-properties fo:language="pt" fo:country="BR" fo:font-weight="bold" style:font-weight-asian="bold" style:font-weight-complex="bold"/>
    </style:style>
    <style:style style:name="P4" style:family="paragraph" style:parent-style-name="Table_20_Contents">
      <style:text-properties fo:font-size="10pt" fo:language="pt" fo:country="BR" officeooo:rsid="001e7092" officeooo:paragraph-rsid="001e7092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font-size="10pt" fo:language="pt" fo:country="BR" officeooo:rsid="001e7092" officeooo:paragraph-rsid="001e7092" style:font-size-asian="10pt" style:font-size-complex="10pt"/>
    </style:style>
    <style:style style:name="P6" style:family="paragraph" style:parent-style-name="Table_20_Contents">
      <style:text-properties fo:font-size="10pt" fo:language="pt" fo:country="BR" style:font-size-asian="10pt" style:font-size-complex="10pt"/>
    </style:style>
    <style:style style:name="P7" style:family="paragraph" style:parent-style-name="Table_20_Contents">
      <style:text-properties fo:font-size="10pt" fo:language="pt" fo:country="BR" officeooo:paragraph-rsid="002089cf" style:font-size-asian="10pt" style:font-size-complex="10pt"/>
    </style:style>
    <style:style style:name="P8" style:family="paragraph" style:parent-style-name="Table_20_Contents">
      <style:text-properties style:font-name="LinBiolinumTB" fo:font-size="10pt" fo:language="pt" fo:country="BR" officeooo:rsid="001e7092" officeooo:paragraph-rsid="001e7092" style:font-size-asian="10pt" style:font-size-complex="10pt"/>
    </style:style>
    <style:style style:name="P9" style:family="paragraph" style:parent-style-name="Table_20_Contents">
      <style:text-properties fo:font-size="10pt" fo:language="pt" fo:country="BR" style:font-size-asian="10pt" style:font-size-complex="10pt"/>
    </style:style>
    <style:style style:name="P10" style:family="paragraph" style:parent-style-name="Table_20_Contents">
      <style:text-properties fo:font-size="10pt" fo:language="pt" fo:country="BR" officeooo:rsid="001e7092" officeooo:paragraph-rsid="001e7092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fo:font-size="10pt" fo:language="pt" fo:country="BR" officeooo:rsid="001e7092" officeooo:paragraph-rsid="001e7092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fo:font-size="10pt" fo:language="pt" fo:country="BR" officeooo:rsid="001e7092" officeooo:paragraph-rsid="0022f2d3" style:font-size-asian="10pt" style:font-size-complex="10pt"/>
    </style:style>
    <style:style style:name="P13" style:family="paragraph" style:parent-style-name="Table_20_Contents">
      <style:text-properties fo:font-size="10pt" fo:language="pt" fo:country="BR" officeooo:rsid="00225ecb" officeooo:paragraph-rsid="00225ecb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fo:font-size="10pt" fo:language="pt" fo:country="BR" officeooo:rsid="00225ecb" officeooo:paragraph-rsid="00225ecb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fo:font-size="10pt" fo:language="pt" fo:country="BR" officeooo:rsid="00214083" officeooo:paragraph-rsid="001e7092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fo:font-size="10pt" fo:language="pt" fo:country="BR" officeooo:rsid="00214083" officeooo:paragraph-rsid="00214083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fo:font-size="10pt" fo:language="pt" fo:country="BR" officeooo:rsid="0022f2d3" officeooo:paragraph-rsid="0022f2d3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font-size="10pt" fo:language="pt" fo:country="BR" officeooo:rsid="00242bb8" officeooo:paragraph-rsid="001e7092" style:font-size-asian="10pt" style:font-size-complex="10pt"/>
    </style:style>
    <style:style style:name="P19" style:family="paragraph" style:parent-style-name="Table_20_Contents">
      <style:text-properties fo:font-size="10pt" fo:language="pt" fo:country="BR" officeooo:rsid="0025e8ee" officeooo:paragraph-rsid="0025e8ee" style:font-size-asian="10pt" style:font-size-complex="10pt"/>
    </style:style>
    <style:style style:name="P20" style:family="paragraph" style:parent-style-name="Table_20_Contents">
      <style:text-properties fo:font-size="10pt" fo:language="pt" fo:country="BR" officeooo:rsid="002d7835" officeooo:paragraph-rsid="002d7835" style:font-size-asian="10pt" style:font-size-complex="10pt"/>
    </style:style>
    <style:style style:name="P21" style:family="paragraph" style:parent-style-name="Table_20_Contents">
      <style:text-properties fo:font-size="10pt" fo:language="pt" fo:country="BR" fo:font-weight="bold" officeooo:rsid="00225ecb" officeooo:paragraph-rsid="00225ecb" style:font-size-asian="10pt" style:font-weight-asian="bold" style:font-size-complex="10pt" style:font-weight-complex="bold"/>
    </style:style>
    <style:style style:name="T1" style:family="text">
      <style:text-properties officeooo:rsid="001e7092"/>
    </style:style>
    <style:style style:name="T2" style:family="text">
      <style:text-properties officeooo:rsid="002089cf"/>
    </style:style>
    <style:style style:name="T3" style:family="text">
      <style:text-properties officeooo:rsid="0021408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22f2d3"/>
    </style:style>
    <style:style style:name="T6" style:family="text">
      <style:text-properties officeooo:rsid="0025e8ee"/>
    </style:style>
    <style:style style:name="T7" style:family="text">
      <style:text-properties officeooo:rsid="00262f80"/>
    </style:style>
    <style:style style:name="T8" style:family="text">
      <style:text-properties officeooo:rsid="002a0892"/>
    </style:style>
    <style:style style:name="T9" style:family="text">
      <style:text-properties officeooo:rsid="002d78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2">Seção <text:s text:c="55"/></text:p>
          </table:table-cell>
          <table:table-cell table:style-name="Tabela1.A1" office:value-type="string">
            <text:p text:style-name="P3"><text:s text:c="13"/><text:span text:style-name="T1">Resumo</text:span></text:p>
          </table:table-cell>
          <table:table-cell table:style-name="Tabela1.C1" office:value-type="string">
            <text:p text:style-name="P2">Observações</text:p>
          </table:table-cell>
        </table:table-row>
        <table:table-row>
          <table:table-cell table:style-name="Tabela1.A2" office:value-type="string">
            <text:p text:style-name="P8">1. Introduction</text:p>
          </table:table-cell>
          <table:table-cell table:style-name="Tabela1.A2" office:value-type="string">
            <text:p text:style-name="P6">-Há, no momento, muitas propostas de CC, utilizando RL</text:p>
            <text:p text:style-name="P7">-Vantagem sobre os algortmos sob medida (bespoke) </text:p>
            <text:p text:style-name="P7">- Adaptabilidade</text:p>
            <text:p text:style-name="P7">-Apesar disso, ainda em estágio inicial e requer</text:p>
            <text:p text:style-name="P7">-Decisão sobre qual model</text:p>
            <text:p text:style-name="P7">-Treinamento (Quais estados? Qual a recompensa? Como limitar os parâmetros?)</text:p>
            <text:p text:style-name="P7">-Ader<text:span text:style-name="T3">ê</text:span>ncia ao mundo real</text:p>
            <text:p text:style-name="P6">-Vantagens na utilização de simuladores de rede (domínio da situação, custo dos experimentos na vida real, repodutibilidade)</text:p>
            <text:p text:style-name="P6">-Daí RayNet seria um training playground</text:p>
            <text:p text:style-name="P6">-RayNet - Primeiro a integrar o RayLib com o OMNeT.</text:p>
            <text:p text:style-name="P6">-A comunicação direta, proposta pelo RayNet, o coloca entre os mais eficientes</text:p>
          </table:table-cell>
          <table:table-cell table:style-name="Tabela1.C2" office:value-type="string">
            <text:p text:style-name="P4"/>
            <text:p text:style-name="P4"/>
            <text:p text:style-name="P5"><text:s/><text:span text:style-name="T2">Mostrando o espaço a ser ocupado pelo RayNet. Bem delineado!</text:span></text:p>
          </table:table-cell>
        </table:table-row>
        <table:table-row>
          <table:table-cell table:style-name="Tabela1.A2" office:value-type="string">
            <text:p text:style-name="P8">2 BACKGROUND</text:p>
          </table:table-cell>
          <table:table-cell table:style-name="Tabela1.A2" office:value-type="string">
            <text:p text:style-name="P6">2.1 Reinforcement Learning</text:p>
            <text:p text:style-name="P6">-Maximizar a recompensa, mapeando Estados em ações</text:p>
            <text:p text:style-name="P6">-Mapear Estados em ações a fim de que uma funçãio objetivo seja maximizada numa trjetória S0A0R1S1A1R2....StAtRt+1....</text:p>
            <text:p text:style-name="P6">-Obtenção de trajetórias pode ser um problema</text:p>
            <text:p text:style-name="P6"><text:tab/><text:tab/></text:p>
            <text:p text:style-name="P6">2.2 Controle de Congestionamento</text:p>
            <text:p text:style-name="P6"><text:tab/><text:tab/></text:p>
            <text:p text:style-name="P6">-OK</text:p>
            <text:p text:style-name="P6"><text:tab/><text:tab/></text:p>
            <text:p text:style-name="P6">2.3 OMNet++ Simulator</text:p>
            <text:p text:style-name="P6"><text:tab/><text:tab/></text:p>
            <text:p text:style-name="P6">- ns3 like</text:p>
            <text:p text:style-name="P6"/>
            <text:p text:style-name="P6"/>
            <text:p text:style-name="P6"><text:tab/><text:tab/></text:p>
            <text:p text:style-name="P6">2.4 Ray an RayLib</text:p>
            <text:p text:style-name="P6"><text:tab/><text:tab/></text:p>
            <text:p text:style-name="P6">-Destaca a atribuição de políticas específicas para cada agente</text:p>
            <text:p text:style-name="P6">-Possibilidade de vetorização para múltiplos agentes</text:p>
          </table:table-cell>
          <table:table-cell table:style-name="Tabela1.C2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15">Seção Teórica, bem interessante!</text:p>
            <text:p text:style-name="P16">Sobre a seção 2.4</text:p>
            <text:p text:style-name="P16">Uma pequena sugestão seria introduzir o conceito de episódio em 2.1 e relacionar com a fila de eventos do OMNet, em 2.3</text:p>
            <text:p text:style-name="P16"/>
            <text:p text:style-name="P16">Explicar melhor a colocação </text:p>
            <text:p text:style-name="P16">“<text:span text:style-name="T4">Instead of having the agent actively step the environment and wait for the returned tuple, Rllib provides the ExternalEnv interface, which permits querying a policy for actions and logging end-of-step tuples</text:span>” linhas 48 e 49, <text:span text:style-name="T5">página 6</text:span></text:p>
          </table:table-cell>
        </table:table-row>
        <text:soft-page-break/>
        <table:table-row>
          <table:table-cell table:style-name="Tabela1.A2" office:value-type="string">
            <text:p text:style-name="P4">3 DESIGN PRINCIPLES</text:p>
          </table:table-cell>
          <table:table-cell table:style-name="Tabela1.A2" office:value-type="string">
            <text:p text:style-name="P13">Destaca as principais características da plataforma</text:p>
            <text:p text:style-name="P13">-Separação entre o ambiente de simulação e o aprendizado</text:p>
            <text:p text:style-name="P13">-Permite que um agente seja trienado em múltiplos setups</text:p>
            <text:p text:style-name="P13">-Permite estabelecer granularidades distintas, o que permite a diversificação da natureza do treinamento.</text:p>
            <text:p text:style-name="P13">-Múltiplos Agentes</text:p>
            <text:p text:style-name="P13">-Reprodutibilidade</text:p>
            <text:p text:style-name="P13">-Eficiência e Escalabilidade</text:p>
          </table:table-cell>
          <table:table-cell table:style-name="Tabela1.C2" office:value-type="string">
            <text:p text:style-name="P4"/>
            <text:p text:style-name="P4"/>
            <text:p text:style-name="P4"/>
            <text:p text:style-name="P4"/>
            <text:p text:style-name="P17">Melhorar a figura 3 com contrastes e cores;</text:p>
            <text:p text:style-name="P17">Como há foco no desacoplamento, seria mais interessante descrever a arquitetura com base em algum “Design pattern”.</text:p>
            <text:p text:style-name="P17"/>
          </table:table-cell>
        </table:table-row>
        <table:table-row>
          <table:table-cell table:style-name="Tabela1.A5" office:value-type="string">
            <text:p text:style-name="P4">4.RayNet Architeture</text:p>
          </table:table-cell>
          <table:table-cell table:style-name="Tabela1.A5" office:value-type="string">
            <text:p text:style-name="P13">4.1 Overview</text:p>
            <text:p text:style-name="P13">-Trainer e worker - Ray Process</text:p>
            <text:p text:style-name="P13">-Dentro do environment fica a simulação (OMNet)</text:p>
            <text:p text:style-name="P13">-A vetorização é se houver mais de um worker.</text:p>
            <text:p text:style-name="P13">-O "trainer" delega políticas de avaliação (o q deve ser maximizado??) aos workers...</text:p>
            <text:p text:style-name="P13">-O worker interage com o environment (OMNeT++) via API, por meio dos métodos <text:s/>initialise(), step(), reset()</text:p>
            <text:p text:style-name="P13">-Initialise() - Inicia o simulador OMNeT</text:p>
            <text:p text:style-name="P13">-Reset - Leva o OMNeT a um estado inicial aleatório, início de um episódio</text:p>
            <text:p text:style-name="P13">-step(action) - The worker passa a ação como parâmetro (action) e o environment retorna o novo estado, o valor da recompensa, e um booleano indicando se é ou não o passo final</text:p>
            <text:p text:style-name="P13"><text:tab/><text:tab/></text:p>
            <text:p text:style-name="P14">4.2 Event looping and Envioronment Step</text:p>
            <text:p text:style-name="P13">-Um step pode ser composto por um ou mais eventos de simulação</text:p>
            <text:p text:style-name="P14"><text:tab/><text:tab/><text:tab/></text:p>
            <text:p text:style-name="P13">4.3 RayNet Environment</text:p>
            <text:p text:style-name="P13">-environment = RL agents + sptepper and Broker</text:p>
            <text:p text:style-name="P13">-Stepper - se encarrega de ajustar o estado inicial dos agentes.</text:p>
            <text:p text:style-name="P13">-Broker repassa as ações para os agentes e colhe as observações e recompesnas para o worker.</text:p>
            <text:p text:style-name="P13">-A comunicação entre os módulos menscionados é via signal/subscribe</text:p>
            <text:p text:style-name="P13">-Resumindo, o worker chama o initialise, que faz toda a integração sgnal/slot entre o Stepper, o borker <text:span text:style-name="T5">e </text:span><text:s/>os agentes. Após o initialise, o worker chama o reset para <text:soft-page-break/>estabelecer o estado inicial, que é alcançado</text:p>
            <text:p text:style-name="P13">pela execução de um ou mais eventos OMNeT.</text:p>
          </table:table-cell>
          <table:table-cell table:style-name="Tabela1.C5" office:value-type="string">
            <text:p text:style-name="P4"/>
            <text:p text:style-name="P4"/>
            <text:p text:style-name="P4"/>
            <text:p text:style-name="P4"/>
            <text:p text:style-name="P17">Trazer a nota de rodapé 7 e 8 para as respectivas páginas (Linha 11 e Linha 47 pg 9)</text:p>
            <text:p text:style-name="P12"/>
            <text:p text:style-name="P17">Indicar o Pybind na figura 2, ou em um possível diagrama de classe.</text:p>
            <text:p text:style-name="P17"/>
            <text:p text:style-name="P17">Levar a ideia “the step does not need to be defined by the trainer or worker(s)” (linha 40 pg 10) <text:s/>para dentro de (2)</text:p>
            <text:p text:style-name="P17"/>
            <text:p text:style-name="P17"><text:span text:style-name="T8">A</text:span> seção 4.3 requer as correções mais cr<text:span text:style-name="T9">í</text:span>ticas: </text:p>
            <text:p text:style-name="P17"><text:s text:c="4"/>- os componentes <text:span text:style-name="T4">RL agents, the Stepper, Broker, OMNeT++ API, OMNeT++ modules</text:span> não são indicados na figura, o que dificultou muito</text:p>
            <text:p text:style-name="P17"><text:s text:c="3"/>- Há uma “sobrecarga” do termo step (função, conjunto de eventos, marca de reset e marca de fim de fim de evento). Procurar designar melhor.</text:p>
          </table:table-cell>
        </table:table-row>
        <table:table-row>
          <table:table-cell table:style-name="Tabela1.A5" office:value-type="string">
            <text:p text:style-name="P4">5 LEARNING CONGESTION CONTROL WITH RAYNET</text:p>
            <text:p text:style-name="P4"/>
            <text:p text:style-name="P5"><text:s text:c="38"/></text:p>
          </table:table-cell>
          <table:table-cell table:style-name="Tabela1.A5" office:value-type="string">
            <text:p text:style-name="P13">-Descrição dos pressupostos para treinamento do protocolo</text:p>
            <text:p text:style-name="P13">-Recompensa baseada em throughput, delay e perdas, conforme equação</text:p>
          </table:table-cell>
          <table:table-cell table:style-name="Tabela1.C5" office:value-type="string">
            <text:p text:style-name="P4"/>
            <text:p text:style-name="P4"/>
            <text:p text:style-name="P18">Bem teórico, uma vez que o foco é demonstrar as potencialidades da plataforma</text:p>
          </table:table-cell>
        </table:table-row>
        <table:table-row>
          <table:table-cell table:style-name="Tabela1.A5" office:value-type="string">
            <text:p text:style-name="P4">6 EXPERIMENTING WITH RAYNET</text:p>
          </table:table-cell>
          <table:table-cell table:style-name="Tabela1.A5" office:value-type="string">
            <text:p text:style-name="P13">-O objetivo é demonstrar a capacidade de segregação entre simulador e componentes de aprendizado e, com isso, <text:span text:style-name="T6">a</text:span> riqueza de experimentos possíveis</text:p>
            <text:p text:style-name="P21">-Varying environment parameters</text:p>
            <text:p text:style-name="P13"><text:s text:c="6"/>-Demostrou que funciona pela apresentação dos gráficos</text:p>
            <text:p text:style-name="P13"><text:s text:c="3"/>-A possibilidade de variação de parâmetros é o foco. A análise dos resultados é secundária.</text:p>
            <text:p text:style-name="P13"><text:s text:c="3"/>-<text:span text:style-name="T7">O que foi trinado se sai bem no intervalo de trinamento!</text:span></text:p>
            <text:p text:style-name="P13"><text:tab/><text:tab/></text:p>
            <text:p text:style-name="P21">-Verifing learning parameters and hyper-parameters</text:p>
            <text:p text:style-name="P13">-tratando da questão do tuning dos parâmetros na arquitetura, que é facilitada pela compartimentalização</text:p>
            <text:p text:style-name="P13">-Demonstra, pelos gráficos, que é possível variar a política de aprendizado.</text:p>
            <text:p text:style-name="P13"><text:tab/><text:tab/></text:p>
            <text:p text:style-name="P21">-Efficience and Scalability</text:p>
            <text:p text:style-name="P13"><text:s text:c="3"/>-Demonstrar que a plataforma e eficiente, comparando-a com o Open AI Gym</text:p>
            <text:p text:style-name="P13"><text:s text:c="3"/>-Ficaram praticamente empatados em recompensa média por tempo de treinamento, CPU e Memória.</text:p>
            <text:p text:style-name="P13"><text:tab/><text:tab/><text:tab/></text:p>
          </table:table-cell>
          <table:table-cell table:style-name="Tabela1.C5" office:value-type="string">
            <text:p text:style-name="P19">Requer maiores detalhes de reprodutibilidade</text:p>
            <text:p text:style-name="P19"/>
            <text:p text:style-name="P19">As possibilidades são comprovadas pela exibição de gráficos, tendo e, vista destacar as potencialidades da plataforma.</text:p>
            <text:p text:style-name="P19"/>
            <text:p text:style-name="P19"/>
            <text:p text:style-name="P19">Como é dito no trabalho a análise profunda dos resultados apresentados pelo trabalho foge do seu escopo.</text:p>
            <text:p text:style-name="P19"/>
            <text:p text:style-name="P20">Há uma referência perdida na linha 17 da página 16</text:p>
            <text:p text:style-name="P19"/>
            <text:p text:style-name="P19"><text:span text:style-name="T9">Nomear a figura 17 para 16, para ser coerente com a ordem do texto.</text:span></text:p>
          </table:table-cell>
        </table:table-row>
      </table:table>
      <text:p text:style-name="P1"><text:s text:c="8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BiolinumTB" svg:font-family="LinBiolinumTB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8T09:10:24.856000000</meta:creation-date>
    <dc:date>2023-03-01T11:05:22.348000000</dc:date>
    <meta:editing-duration>PT2H4M41S</meta:editing-duration>
    <meta:editing-cycles>16</meta:editing-cycles>
    <meta:generator>LibreOffice/7.4.2.3$Windows_X86_64 LibreOffice_project/382eef1f22670f7f4118c8c2dd222ec7ad009daf</meta:generator>
    <meta:document-statistic meta:table-count="1" meta:image-count="0" meta:object-count="0" meta:page-count="3" meta:paragraph-count="102" meta:word-count="854" meta:character-count="5624" meta:non-whitespace-character-count="4616"/>
  </office:meta>
</office:document-meta>
</file>